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4.925cm" fo:min-width="11.07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.448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688cm" fo:min-width="3.77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video-display" draw:style-name="gr1">
          <draw:custom-shape draw:name="Process 5" draw:style-name="gr2" draw:text-style-name="P2" xml:id="id1" draw:id="id1" draw:layer="layout" svg:width="11.572cm" svg:height="5.175cm" svg:x="3.08cm" svg:y="7.89cm">
            <text:p text:style-name="P1"><text:span text:style-name="T1">Raspberry</text:span><text:span text:style-name="T1"><text:line-break/></text:span><text:span text:style-name="T1">Pi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3" draw:layer="layout" svg:width="2.5cm" svg:height="1.75cm" svg:x="7.667cm" svg:y="2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" draw:text-style-name="P5" xml:id="id5" draw:id="id5" draw:layer="layout" svg:width="3.27cm" svg:height="1.25cm" svg:x="7.255cm" svg:y="4.81cm">
            <text:p text:style-name="P4">Browser</text:p>
          </draw:rect>
          <draw:custom-shape draw:style-name="gr5" draw:text-style-name="P3" draw:layer="layout" svg:width="0.5cm" svg:height="0.25cm" svg:x="8.667cm" svg:y="4.55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cm" svg:height="0.001cm" svg:x="8.417cm" svg:y="4.8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Process" draw:style-name="gr7" draw:text-style-name="P2" draw:layer="layout" svg:width="3cm" svg:height="2cm" svg:x="4.175cm" svg:y="8.525cm">
            <text:p text:style-name="P1"><text:span text:style-name="T1">React</text:span><text:span text:style-name="T1"><text:line-break/></text:span><text:span text:style-name="T1">MUI</text:span><text:span text:style-name="T1"><text:line-break/></text:span><text:span text:style-name="T1">Frontend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1" draw:style-name="gr8" draw:text-style-name="P2" draw:layer="layout" svg:width="3cm" svg:height="2cm" svg:x="10.207cm" svg:y="8.62cm">
            <text:p text:style-name="P1"><text:span text:style-name="T1">Flask</text:span><text:span text:style-name="T1"><text:line-break/></text:span><text:span text:style-name="T1">API</text:span><text:span text:style-name="T1"><text:line-break/></text:span><text:span text:style-name="T1">Serv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2" draw:style-name="gr9" draw:text-style-name="P2" xml:id="id2" draw:id="id2" draw:layer="layout" svg:width="3cm" svg:height="2cm" svg:x="7.35cm" svg:y="14.652cm">
            <text:p text:style-name="P1"><text:span text:style-name="T1">Teens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3" draw:style-name="gr10" draw:text-style-name="P2" xml:id="id3" draw:id="id3" draw:layer="layout" svg:width="3cm" svg:height="2cm" svg:x="4.175cm" svg:y="19.002cm">
            <text:p text:style-name="P1"><text:span text:style-name="T1">TMC5160</text:span><text:span text:style-name="T1"><text:line-break/></text:span><text:span text:style-name="T1">Stepper</text:span><text:span text:style-name="T1"><text:line-break/></text:span><text:span text:style-name="T1">Driver</text:span><text:span text:style-name="T1"><text:line-break/></text:span><text:span text:style-name="T1">RA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4" draw:style-name="gr11" draw:text-style-name="P2" xml:id="id4" draw:id="id4" draw:layer="layout" svg:width="3cm" svg:height="2cm" svg:x="10.065cm" svg:y="19.097cm">
            <text:p text:style-name="P1"><text:span text:style-name="T1">TMC5160</text:span><text:span text:style-name="T1"><text:line-break/></text:span><text:span text:style-name="T1">Stepper</text:span><text:span text:style-name="T1"><text:line-break/></text:span><text:span text:style-name="T1">Driver</text:span><text:span text:style-name="T1"><text:line-break/></text:span><text:span text:style-name="T1">Dec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-Curved" draw:style-name="gr12" draw:text-style-name="P7" draw:layer="layout" draw:type="curve" svg:x1="8.866cm" svg:y1="13.065cm" svg:x2="8.85cm" svg:y2="14.652cm" draw:start-shape="id1" draw:start-glue-point="6" draw:end-shape="id2" draw:end-glue-point="4" svg:d="M8866 13065c0 1191-16 398-16 1587" svg:viewBox="0 0 17 1588">
            <text:p text:style-name="P6"><text:s text:c="10"/>TTL<text:line-break/> <text:s text:c="11"/>Serial</text:p>
          </draw:connector>
          <draw:connector draw:name="Connector-Curved 1" draw:style-name="gr13" draw:text-style-name="P7" draw:layer="layout" draw:type="curve" svg:x1="8.85cm" svg:y1="16.652cm" svg:x2="5.675cm" svg:y2="19.002cm" draw:start-shape="id2" draw:start-glue-point="6" draw:end-shape="id3" draw:end-glue-point="4" svg:d="M8850 16652c0 1762-3175 588-3175 2350" svg:viewBox="0 0 3176 2351">
            <text:p text:style-name="P6"><text:line-break/><text:line-break/><text:line-break/>SPI</text:p>
          </draw:connector>
          <draw:connector draw:name="Connector-Curved 2" draw:style-name="gr14" draw:text-style-name="P7" draw:layer="layout" draw:type="curve" svg:x1="8.85cm" svg:y1="16.652cm" svg:x2="11.565cm" svg:y2="19.097cm" draw:start-shape="id2" draw:start-glue-point="6" draw:end-shape="id4" draw:end-glue-point="4" svg:d="M8850 16652c0 1834 2715 612 2715 2445" svg:viewBox="0 0 2716 2446">
            <text:p text:style-name="P6"><text:line-break/>SPI</text:p>
          </draw:connector>
          <draw:connector draw:name="Connector-Curved 3" draw:style-name="gr15" draw:text-style-name="P7" draw:layer="layout" draw:type="curve" svg:x1="8.89cm" svg:y1="6.06cm" svg:x2="8.866cm" svg:y2="7.89cm" draw:start-shape="id5" draw:start-glue-point="2" draw:end-shape="id1" draw:end-glue-point="4" svg:d="M8890 6060c0 1381-24 467-24 1830" svg:viewBox="0 0 25 1831">
            <text:p text:style-name="P6"><text:line-break/>Ethernet/Wifi</text:p>
          </draw:connector>
          <draw:custom-shape draw:name="Process 6" draw:style-name="gr16" draw:text-style-name="P2" draw:layer="layout" svg:width="3cm" svg:height="2cm" svg:x="10.207cm" svg:y="10.842cm">
            <text:p text:style-name="P1"><text:span text:style-name="T1">LX200</text:span><text:span text:style-name="T1"><text:line-break/></text:span><text:span text:style-name="T1">Compatible</text:span></text:p>
            <text:p text:style-name="P1"><text:span text:style-name="T1">TCPIP Serv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7" draw:style-name="gr17" draw:text-style-name="P2" xml:id="id6" draw:id="id6" draw:layer="layout" svg:width="4.277cm" svg:height="3.938cm" svg:x="15.138cm" svg:y="5.127cm">
            <text:p text:style-name="P1"><text:span text:style-name="T1">HandPad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-Curved 4" draw:style-name="gr18" draw:text-style-name="P7" draw:layer="layout" draw:type="curve" svg:x1="17.277cm" svg:y1="9.065cm" svg:x2="14.652cm" svg:y2="10.478cm" draw:start-shape="id6" draw:start-glue-point="6" draw:end-shape="id1" draw:end-glue-point="7" svg:d="M17277 9065c0 942-875 1413-2625 1413" svg:viewBox="0 0 2626 1414">
            <text:p text:style-name="P6">USB</text:p>
          </draw:connector>
          <draw:custom-shape draw:name="Process 8" draw:style-name="gr19" draw:text-style-name="P2" draw:layer="layout" svg:width="3cm" svg:height="2cm" svg:x="15.922cm" svg:y="4.492cm">
            <text:p text:style-name="P1"><text:span text:style-name="T1">GPS</text:span></text:p>
            <text:p text:style-name="P1"><text:span text:style-name="T1">Modul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9" draw:style-name="gr20" draw:text-style-name="P2" xml:id="id8" draw:id="id8" draw:layer="layout" svg:width="3cm" svg:height="2cm" svg:x="4.175cm" svg:y="22.812cm">
            <text:p text:style-name="P1"><text:span text:style-name="T1">RA Stepper</text:span><text:span text:style-name="T1"><text:line-break/></text:span><text:span text:style-name="T1">Moto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10" draw:style-name="gr21" draw:text-style-name="P2" xml:id="id7" draw:id="id7" draw:layer="layout" svg:width="3cm" svg:height="2cm" svg:x="10.065cm" svg:y="22.907cm">
            <text:p text:style-name="P1"><text:span text:style-name="T1">Dec Stepper</text:span><text:span text:style-name="T1"><text:line-break/></text:span><text:span text:style-name="T1">Moto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-Curved 5" draw:style-name="gr22" draw:text-style-name="P7" draw:layer="layout" draw:type="curve" svg:x1="11.565cm" svg:y1="21.097cm" svg:x2="11.565cm" svg:y2="22.907cm" draw:start-shape="id4" draw:start-glue-point="6" draw:end-shape="id7" draw:end-glue-point="4" svg:d="M11565 21097v1810" svg:viewBox="0 0 1 1811">
            <text:p/>
          </draw:connector>
          <draw:connector draw:name="Connector-Curved 6" draw:style-name="gr23" draw:text-style-name="P7" draw:layer="layout" draw:type="curve" svg:x1="5.675cm" svg:y1="21.002cm" svg:x2="5.675cm" svg:y2="22.812cm" draw:start-shape="id3" draw:start-glue-point="6" draw:end-shape="id8" draw:end-glue-point="4" svg:d="M5675 21002v1810" svg:viewBox="0 0 1 1811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23:24:26.363465847</meta:creation-date>
    <dc:date>2025-06-08T23:41:55.629144638</dc:date>
    <meta:editing-duration>PT5M48S</meta:editing-duration>
    <meta:editing-cycles>1</meta:editing-cycles>
    <meta:document-statistic meta:object-count="23"/>
    <meta:generator>LibreOffice/24.2.7.2$Linux_X86_64 LibreOffice_project/420$Build-2</meta:generator>
  </office:meta>
</office:document-meta>
</file>